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90.83pt" svg:height="407.34pt" svg:x="0pt" svg:y="122pt">
            <loext:p draw:notify-on-update-of-ranges="Sheet1.C4:Sheet1.F4 Sheet1.C5:Sheet1.F5 Sheet1.C6:Sheet1.F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00.52pt" svg:height="411.11pt" svg:x="611.57pt" svg:y="119.71pt">
            <loext:p draw:notify-on-update-of-ranges="Sheet1.K4:Sheet1.K4 Sheet1.L4:Sheet1.Q4 Sheet1.K5:Sheet1.K5 Sheet1.L5:Sheet1.Q5 Sheet1.K6:Sheet1.K6 Sheet1.L6:Sheet1.Q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zsim_s20_f100_sites400_d5.0_l6.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>
            <text:p>True trees</text:p>
          </table:table-cell>
          <table:table-cell office:value-type="string" calcext:value-type="string">
            <text:p>GeneRax</text:p>
          </table:table-cell>
          <table:table-cell office:value-type="string" calcext:value-type="string">
            <text:p>RaxML-NG</text:p>
          </table:table-cell>
          <table:table-cell office:value-type="string" calcext:value-type="string">
            <text:p>Notung101</text:p>
          </table:table-cell>
          <table:table-cell table:number-columns-repeated="5"/>
          <table:table-cell office:value-type="string" calcext:value-type="string">
            <text:p>True trees</text:p>
          </table:table-cell>
          <table:table-cell office:value-type="string" calcext:value-type="string">
            <text:p>GeneRax</text:p>
          </table:table-cell>
          <table:table-cell office:value-type="string" calcext:value-type="string">
            <text:p>RaxML-NG</text:p>
          </table:table-cell>
          <table:table-cell office:value-type="string" calcext:value-type="string">
            <text:p>Notung80</text:p>
          </table:table-cell>
          <table:table-cell office:value-type="string" calcext:value-type="string">
            <text:p>GeneRax-W100</text:p>
          </table:table-cell>
          <table:table-cell office:value-type="string" calcext:value-type="string">
            <text:p>Notung10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.132" calcext:value-type="float">
            <text:p>0.132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office:value-type="string" calcext:value-type="string">
            <text:p>RF distance</text:p>
          </table:table-cell>
          <table:table-cell office:value-type="float" office:value="0" calcext:value-type="float">
            <text:p>0</text:p>
          </table:table-cell>
          <table:table-cell office:value-type="float" office:value="0.122217769321128" calcext:value-type="float">
            <text:p>0.122217769321128</text:p>
          </table:table-cell>
          <table:table-cell office:value-type="float" office:value="0.161976056309426" calcext:value-type="float">
            <text:p>0.161976056309426</text:p>
          </table:table-cell>
          <table:table-cell office:value-type="float" office:value="0.162550429162965" calcext:value-type="float">
            <text:p>0.162550429162965</text:p>
          </table:table-cell>
          <table:table-cell office:value-type="float" office:value="0.258541433910242" calcext:value-type="float">
            <text:p>0.258541433910242</text:p>
          </table:table-cell>
          <table:table-cell office:value-type="float" office:value="0.761407648931939" calcext:value-type="float">
            <text:p>0.761407648931939</text:p>
          </table:table-cell>
        </table:table-row>
        <table:table-row table:style-name="ro1">
          <table:table-cell table:number-columns-repeated="2"/>
          <table:table-cell office:value-type="float" office:value="0.315" calcext:value-type="float">
            <text:p>0.315</text:p>
          </table:table-cell>
          <table:table-cell office:value-type="float" office:value="0.299" calcext:value-type="float">
            <text:p>0.299</text:p>
          </table:table-cell>
          <table:table-cell office:value-type="float" office:value="0.373" calcext:value-type="float">
            <text:p>0.373</text:p>
          </table:table-cell>
          <table:table-cell office:value-type="float" office:value="0.312" calcext:value-type="float">
            <text:p>0.312</text:p>
          </table:table-cell>
          <table:table-cell table:number-columns-repeated="4"/>
          <table:table-cell office:value-type="string" calcext:value-type="string">
            <text:p>adj score</text:p>
          </table:table-cell>
          <table:table-cell office:value-type="float" office:value="0.219971738106453" calcext:value-type="float">
            <text:p>0.219971738106453</text:p>
          </table:table-cell>
          <table:table-cell office:value-type="float" office:value="0.204394481349004" calcext:value-type="float">
            <text:p>0.204394481349004</text:p>
          </table:table-cell>
          <table:table-cell office:value-type="float" office:value="0.305233719536556" calcext:value-type="float">
            <text:p>0.305233719536556</text:p>
          </table:table-cell>
          <table:table-cell office:value-type="float" office:value="0.239790836653386" calcext:value-type="float">
            <text:p>0.239790836653386</text:p>
          </table:table-cell>
          <table:table-cell office:value-type="float" office:value="0.187056737588653" calcext:value-type="float">
            <text:p>0.187056737588653</text:p>
          </table:table-cell>
          <table:table-cell office:value-type="float" office:value="0.251676445934619" calcext:value-type="float">
            <text:p>0.2516764459346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0:34:33.100698726</meta:creation-date>
    <dc:date>2019-05-03T14:01:22.672254583</dc:date>
    <meta:editing-duration>PT2H15M5S</meta:editing-duration>
    <meta:editing-cycles>2</meta:editing-cycles>
    <meta:generator>LibreOffice/5.3.3.2$Linux_X86_64 LibreOffice_project/30m0$Build-2</meta:generator>
    <meta:document-statistic meta:table-count="1" meta:cell-count="3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boolean-style style:name="N99">
      <number:boolean/>
    </number:boolean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99">
      <style:chart-properties chart:display-label="true" chart:logarithmic="false" chart:reverse-direction="false" text:line-break="false" loext:try-staggering-first="false" chart:link-data-style-to-source="true" chart:axis-position="0" style:rotation-angle="48"/>
      <style:graphic-properties svg:stroke-color="#b3b3b3"/>
      <style:text-properties fo:font-size="16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2b2bd2"/>
      <style:text-properties fo:color="#0000ff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.28" chart:maximum="0.4" chart:interval-minor-divisor="2" chart:reverse-direction="false" text:line-break="false" loext:try-staggering-first="false" chart:link-data-style-to-source="true" chart:axis-position="end"/>
      <style:graphic-properties svg:stroke-color="#ff0000"/>
      <style:text-properties fo:color="#ff0000"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844cm" svg:height="14.371cm" xlink:href=".." xlink:type="simple" chart:class="chart:line" chart:style-name="ch1">
        <chart:title svg:x="5.247cm" svg:y="0.422cm" chart:style-name="ch2">
          <text:p>RF distance and adjacencies score do not correlate
(zsim_s20_f100_sites400_d5.0_l6.0)</text:p>
        </chart:title>
        <chart:legend chart:legend-position="end" svg:x="16.293cm" svg:y="6.444cm" style:legend-expansion="high" chart:style-name="ch3"/>
        <chart:plot-area chart:style-name="ch4" table:cell-range-address="Sheet1.C4:Sheet1.F6" chart:data-source-has-labels="both" svg:x="0.416cm" svg:y="1.938cm" svg:width="15.461cm" svg:height="12.146cm">
          <chartooo:coordinate-region svg:x="2.36cm" svg:y="2.111cm" svg:width="12.604cm" svg:height="9.252cm"/>
          <chart:axis chart:dimension="x" chart:name="primary-x" chart:style-name="ch5" chartooo:axis-type="auto">
            <chartooo:date-scale/>
            <chart:categories table:cell-range-address="Sheet1.C4:Sheet1.F4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Sheet1.C5:Sheet1.F5" loext:label-string="rf_dist" chart:class="chart:line">
            <chart:data-point chart:repeated="4"/>
          </chart:series>
          <chart:series chart:attached-axis="secondary-y" chart:style-name="ch10" chart:values-cell-range-address="Sheet1.C6:Sheet1.F6" loext:label-string="adj_score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f_dist</text:p>
              </table:table-cell>
              <table:table-cell office:value-type="string">
                <text:p>adj_score</text:p>
              </table:table-cell>
            </table:table-row>
          </table:table-header-rows>
          <table:table-rows>
            <table:table-row>
              <table:table-cell office:value-type="string">
                <text:p>True trees</text:p>
                <draw:g>
                  <svg:desc>Sheet1.C4:Sheet1.F4</svg:desc>
                </draw:g>
              </table:table-cell>
              <table:table-cell office:value-type="float" office:value="0">
                <text:p>0</text:p>
                <draw:g>
                  <svg:desc>Sheet1.C5:Sheet1.F5</svg:desc>
                </draw:g>
              </table:table-cell>
              <table:table-cell office:value-type="float" office:value="0.315">
                <text:p>0.315</text:p>
                <draw:g>
                  <svg:desc>Sheet1.C6:Sheet1.F6</svg:desc>
                </draw:g>
              </table:table-cell>
            </table:table-row>
            <table:table-row>
              <table:table-cell office:value-type="string">
                <text:p>GeneRax</text:p>
              </table:table-cell>
              <table:table-cell office:value-type="float" office:value="0.031">
                <text:p>0.031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string">
                <text:p>RaxML-NG</text:p>
              </table:table-cell>
              <table:table-cell office:value-type="float" office:value="0.132">
                <text:p>0.132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Notung101</text:p>
              </table:table-cell>
              <table:table-cell office:value-type="float" office:value="0.4">
                <text:p>0.4</text:p>
              </table:table-cell>
              <table:table-cell office:value-type="float" office:value="0.312">
                <text:p>0.3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53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color="#0000ff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.15" chart:maximum="0.35" chart:reverse-direction="false" text:line-break="false" loext:try-staggering-first="false" chart:link-data-style-to-source="true" chart:axis-position="end"/>
      <style:graphic-properties svg:stroke-color="#b3b3b3"/>
      <style:text-properties fo:color="#ff7f00"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86cm" svg:height="14.504cm" xlink:href=".." xlink:type="simple" chart:class="chart:line" chart:style-name="ch1">
        <chart:title svg:x="6.806cm" svg:y="0.425cm" chart:style-name="ch2">
          <text:p>zsim_s25_f100_sites200_d10.0_l10.0</text:p>
        </chart:title>
        <chart:legend chart:legend-position="end" svg:x="17.19cm" svg:y="6.757cm" style:legend-expansion="high" chart:style-name="ch3"/>
        <chart:plot-area chart:style-name="ch4" table:cell-range-address="Sheet1.K4:Sheet1.Q6" chart:data-source-has-labels="both" svg:x="0.423cm" svg:y="1.468cm" svg:width="16.344cm" svg:height="12.746cm">
          <chartooo:coordinate-region svg:x="1.486cm" svg:y="1.468cm" svg:width="14.368cm" svg:height="10.192cm"/>
          <chart:axis chart:dimension="x" chart:name="primary-x" chart:style-name="ch5" chartooo:axis-type="auto">
            <chartooo:date-scale/>
            <chart:categories table:cell-range-address="Sheet1.L4:Sheet1.Q4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Sheet1.L5:Sheet1.Q5" chart:label-cell-address="Sheet1.K5:Sheet1.K5" chart:class="chart:line">
            <chart:data-point chart:repeated="6"/>
          </chart:series>
          <chart:series chart:attached-axis="secondary-y" chart:style-name="ch10" chart:values-cell-range-address="Sheet1.L6:Sheet1.Q6" chart:label-cell-address="Sheet1.K6:Sheet1.K6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trees</text:p>
                <draw:g>
                  <svg:desc>Sheet1.L4:Sheet1.Q4</svg:desc>
                </draw:g>
              </table:table-cell>
              <table:table-cell office:value-type="string">
                <text:p>GeneRax</text:p>
              </table:table-cell>
              <table:table-cell office:value-type="string">
                <text:p>RaxML-NG</text:p>
              </table:table-cell>
              <table:table-cell office:value-type="string">
                <text:p>Notung80</text:p>
              </table:table-cell>
              <table:table-cell office:value-type="string">
                <text:p>GeneRax-W100</text:p>
              </table:table-cell>
              <table:table-cell office:value-type="string">
                <text:p>Notung101</text:p>
              </table:table-cell>
            </table:table-row>
          </table:table-header-rows>
          <table:table-rows>
            <table:table-row>
              <table:table-cell office:value-type="string">
                <text:p>RF distance</text:p>
                <draw:g>
                  <svg:desc>Sheet1.K5:Sheet1.K5</svg:desc>
                </draw:g>
              </table:table-cell>
              <table:table-cell office:value-type="float" office:value="0">
                <text:p>0</text:p>
                <draw:g>
                  <svg:desc>Sheet1.L5:Sheet1.Q5</svg:desc>
                </draw:g>
              </table:table-cell>
              <table:table-cell office:value-type="float" office:value="0.122217769321128">
                <text:p>0.122217769321128</text:p>
              </table:table-cell>
              <table:table-cell office:value-type="float" office:value="0.161976056309426">
                <text:p>0.161976056309426</text:p>
              </table:table-cell>
              <table:table-cell office:value-type="float" office:value="0.162550429162965">
                <text:p>0.162550429162965</text:p>
              </table:table-cell>
              <table:table-cell office:value-type="float" office:value="0.258541433910242">
                <text:p>0.258541433910242</text:p>
              </table:table-cell>
              <table:table-cell office:value-type="float" office:value="0.761407648931939">
                <text:p>0.761407648931939</text:p>
              </table:table-cell>
            </table:table-row>
            <table:table-row>
              <table:table-cell office:value-type="string">
                <text:p>adj score</text:p>
                <draw:g>
                  <svg:desc>Sheet1.K6:Sheet1.K6</svg:desc>
                </draw:g>
              </table:table-cell>
              <table:table-cell office:value-type="float" office:value="0.219971738106453">
                <text:p>0.219971738106453</text:p>
                <draw:g>
                  <svg:desc>Sheet1.L6:Sheet1.Q6</svg:desc>
                </draw:g>
              </table:table-cell>
              <table:table-cell office:value-type="float" office:value="0.204394481349004">
                <text:p>0.204394481349004</text:p>
              </table:table-cell>
              <table:table-cell office:value-type="float" office:value="0.305233719536556">
                <text:p>0.305233719536556</text:p>
              </table:table-cell>
              <table:table-cell office:value-type="float" office:value="0.239790836653386">
                <text:p>0.239790836653386</text:p>
              </table:table-cell>
              <table:table-cell office:value-type="float" office:value="0.187056737588653">
                <text:p>0.187056737588653</text:p>
              </table:table-cell>
              <table:table-cell office:value-type="float" office:value="0.251676445934619">
                <text:p>0.2516764459346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